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6in"/>
    </style:style>
    <style:style style:name="co2" style:family="table-column">
      <style:table-column-properties fo:break-before="auto" style:column-width="2.01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مدحتِ حیدر میرے لب پر زرا آنے تو دو</text:p>
            <text:p>داد مجھ کو پھر تمہارا دل اگر مانے تو دو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خود بخود پھرتے نظر آئیں گے طوفانوں کے رخ</text:p>
            <text:p>تم فضا میں پرچمِ عباس لہرانے تو دو</text:p>
          </table:table-cell>
          <table:table-cell office:value-type="string" calcext:value-type="string">
            <text:p>ہوش میں آجائے گی فوراً سپاہِ بد صفات</text:p>
            <text:p>تم محبانِ علی کو جوش میں آنے تو دو</text:p>
          </table:table-cell>
        </table:table-row>
        <table:table-row table:style-name="ro1">
          <table:table-cell table:style-name="Default" office:value-type="string" calcext:value-type="string">
            <text:p>دیکھنا کیسا توانا ہو گا یہ لاغر مریض</text:p>
            <text:p>مجلسِ شہ کا تبرک تم اسے کھانے تو دو</text:p>
          </table:table-cell>
          <table:table-cell office:value-type="string" calcext:value-type="string">
            <text:p>کون رویا کون سویا سب پتہ چل جائے گا</text:p>
            <text:p>تم شبِ ہجرت کا قصا ہم کو دہرانے تو دو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صاف آئے گا نظر میدان تا حدِ نظر</text:p>
            <text:p>حضرتِ عباس کو میدان میں آنے تو دو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7:40:30.092909900</meta:creation-date>
    <dc:date>2026-01-27T17:41:20.473501800</dc:date>
    <meta:editing-duration>PT49S</meta:editing-duration>
    <meta:editing-cycles>2</meta:editing-cycles>
    <meta:generator>LibreOffice/25.8.4.2$Windows_X86_64 LibreOffice_project/290daaa01b999472f0c7a3890eb6a550fd74c6df</meta:generator>
    <meta:document-statistic meta:table-count="1" meta:cell-count="6" meta:object-count="0"/>
  </office:meta>
</office:document-meta>
</file>